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List_20_Paragraph" style:list-style-name="WWNum1"/>
    <style:style style:name="T1" style:family="text">
      <style:text-properties fo:language="es" fo:country="AR"/>
    </style:style>
    <style:style style:name="T2" style:family="text">
      <style:text-properties fo:language="es" fo:country="AR" officeooo:rsid="001a05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La Universidad Nacional de Rosario solicita a los estudiantes de la materia Bases de Datos 1 de la Tecnicatura Universitaria en Inteligencia Artificial que diseñen un sistema de alumnado basado en las siguientes premisas</text:span><text:span text:style-name="T1"/></text:p>
      <text:list text:style-name="WWNum1">
        <text:list-item>
          <text:p text:style-name="P1" loext:marker-style-name="T1"><text:span text:style-name="T1">La carrera se organiza en materias las cuales poseen un código único que las identifica.</text:span><text:span text:style-name="T1"/></text:p>
        </text:list-item>
        <text:list-item>
          <text:p text:style-name="P1" loext:marker-style-name="T1"><text:span text:style-name="T1">Los profesores que dictan las distintas materias se identifican por su CUIT.</text:span><text:span text:style-name="T1"/></text:p>
        </text:list-item>
        <text:list-item>
          <text:p text:style-name="P1" loext:marker-style-name="T1"><text:span text:style-name="T1">Cada cuatrimestre se dictan las distintas materias. Una materia puede tener mas de una comisión en cada cuatrimestre. Cada comisión esta a cargo de un único profesor, el cual no necesariamente estará a cargo de la misma comisión el año o cuatrimestre siguiente</text:span><text:span text:style-name="T1"/></text:p>
        </text:list-item>
        <text:list-item>
          <text:p text:style-name="P1" loext:marker-style-name="T1"><text:span text:style-name="T1">Los alumnos, identificados por un numero de legajo único, se anotan al cursado de cada materia en un cuatrimestre en particular. Dicha inscripción se realiza en estado Pendiente hasta tanto se constate todas las dependencias para su cursado.</text:span><text:span text:style-name="T1"/></text:p>
        </text:list-item>
        <text:list-item>
          <text:p text:style-name="P1" loext:marker-style-name="T1"><text:span text:style-name="T1">Cada </text:span><text:span text:style-name="T2">alumno </text:span><text:span text:style-name="T1">rinde distintos evaluaciones a lo largo del cuatrimestre (parciales, TPs, etc.), los cuales pueden tener mas de una nota (por ejemplo, un examen puede tener una nota Escrita y otra Oral y una nota global, un TP puede tener una nota en distintos temas y una nota global).</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Aptos" fo:font-size="12pt" fo:language="en" fo:country="US"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Lisandro Fernigrini</meta:initial-creator>
    <meta:editing-cycles>4</meta:editing-cycles>
    <meta:creation-date>2025-09-18T19:42:00</meta:creation-date>
    <dc:date>2025-09-18T20:28:23.260426261</dc:date>
    <meta:editing-duration>PT48M43S</meta:editing-duration>
    <meta:generator>LibreOffice/25.8.1.1$Linux_X86_64 LibreOffice_project/580$Build-1</meta:generator>
    <meta:document-statistic meta:table-count="0" meta:image-count="0" meta:object-count="0" meta:page-count="1" meta:paragraph-count="6" meta:word-count="197" meta:character-count="1177" meta:non-whitespace-character-count="991"/>
    <meta:user-defined meta:name="AppVersion">16.0000</meta:user-defined>
    <meta:template xlink:type="simple" xlink:actuate="onRequest" xlink:title="Normal" xlink:href=""/>
  </office:meta>
</office:document-meta>
</file>